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7cm" svg:height="9.004cm" svg:x="6.911cm" svg:y="0.611cm">
            <draw:object draw:notify-on-update-of-ranges="Hoja1.B4:Hoja1.B4 Hoja1.B5:Hoja1.B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6.885cm" svg:y="10.253cm">
            <draw:object draw:notify-on-update-of-ranges="Hoja1.B17:Hoja1.B17 Hoja1.B18:Hoja1.B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Para Graficar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office:value-type="string" calcext:value-type="string">
            <text:p>Hop</text:p>
          </table:table-cell>
          <table:table-cell office:value-type="string" calcext:value-type="string">
            <text:p>z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3">
          <table:table-cell table:style-name="Default" table:number-columns-repeated="2"/>
        </table:table-row>
        <table:table-row table:style-name="ro1">
          <table:table-cell office:value-type="string" calcext:value-type="string">
            <text:p>Hop</text:p>
          </table:table-cell>
          <table:table-cell office:value-type="string" calcext:value-type="string">
            <text:p>RT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</table:table-row>
      </table:table>
      <table:named-expressions/>
      <table:database-ranges>
        <table:database-range table:name="__Anonymous_Sheet_DB__0" table:target-range-address="Hoja1.D4:Hoja1.D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0:41:30.290586966</meta:creation-date>
    <dc:date>2015-11-07T12:47:35.581683201</dc:date>
    <meta:editing-duration>PT29M28S</meta:editing-duration>
    <meta:editing-cycles>1</meta:editing-cycles>
    <meta:document-statistic meta:table-count="1" meta:cell-count="41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521cm" svg:y="0.316cm" chart:style-name="ch2">
          <text:p>Análisis zScore por Hop</text:p>
        </chart:title>
        <chart:subtitle svg:x="6.738cm" svg:y="1.301cm" chart:style-name="ch3">
          <text:p>Universidad x</text:p>
        </chart:subtitle>
        <chart:legend chart:legend-position="end" svg:x="13.569cm" svg:y="4.203cm" style:legend-expansion="high" chart:style-name="ch4"/>
        <chart:plot-area chart:style-name="ch5" table:cell-range-address="Hoja1.B4:Hoja1.B13" chart:data-source-has-labels="row" svg:x="1.33cm" svg:y="2.19cm" svg:width="11.92cm" svg:height="5.654cm">
          <chartooo:coordinate-region svg:x="2.057cm" svg:y="2.389cm" svg:width="11.099cm" svg:height="4.808cm"/>
          <chart:axis chart:dimension="x" chart:name="primary-x" chart:style-name="ch6">
            <chart:title svg:x="6.928cm" svg:y="8.024cm" chart:style-name="ch7">
              <text:p>Hop</text:p>
            </chart:title>
            <chart:grid chart:style-name="ch8" chart:class="major"/>
          </chart:axis>
          <chart:axis chart:dimension="y" chart:name="primary-y" chart:style-name="ch6">
            <chart:title svg:x="0.451cm" svg:y="5.577cm" chart:style-name="ch9">
              <text:p>zScore</text:p>
            </chart:title>
            <chart:grid chart:style-name="ch8" chart:class="major"/>
          </chart:axis>
          <chart:series chart:style-name="ch10" chart:values-cell-range-address="Hoja1.B5:Hoja1.B13" chart:label-cell-address="Hoja1.B4:Hoja1.B4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core</text:p>
                <draw:g>
                  <svg:desc>Hoja1.B4:Hoja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Hoja1.B5:Hoja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826cm" svg:y="0.316cm" chart:style-name="ch2">
          <text:p>Análisis RTT por Hop</text:p>
        </chart:title>
        <chart:subtitle svg:x="6.738cm" svg:y="1.301cm" chart:style-name="ch3">
          <text:p>Universidad x</text:p>
        </chart:subtitle>
        <chart:legend chart:legend-position="end" svg:x="14.019cm" svg:y="4.203cm" style:legend-expansion="high" chart:style-name="ch4"/>
        <chart:plot-area chart:style-name="ch5" table:cell-range-address="Hoja1.B17:Hoja1.B26" chart:data-source-has-labels="row" svg:x="1.33cm" svg:y="2.19cm" svg:width="12.37cm" svg:height="5.654cm">
          <chartooo:coordinate-region svg:x="2.057cm" svg:y="2.389cm" svg:width="11.549cm" svg:height="4.808cm"/>
          <chart:axis chart:dimension="x" chart:name="primary-x" chart:style-name="ch6">
            <chart:title svg:x="7.153cm" svg:y="8.024cm" chart:style-name="ch7">
              <text:p>Hop</text:p>
            </chart:title>
            <chart:grid chart:style-name="ch8" chart:class="major"/>
          </chart:axis>
          <chart:axis chart:dimension="y" chart:name="primary-y" chart:style-name="ch6">
            <chart:title svg:x="0.451cm" svg:y="5.577cm" chart:style-name="ch9">
              <text:p>RTT (s)</text:p>
            </chart:title>
            <chart:grid chart:style-name="ch8" chart:class="major"/>
          </chart:axis>
          <chart:series chart:style-name="ch10" chart:values-cell-range-address="Hoja1.B18:Hoja1.B26" chart:label-cell-address="Hoja1.B17:Hoja1.B17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T</text:p>
                <draw:g>
                  <svg:desc>Hoja1.B17:Hoja1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Hoja1.B18:Hoja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